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08_12-03-19_000.jpg</text:p>
          </table:table-cell>
          <table:table-cell table:style-name="ce19"/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2]=&quot;&quot;;[.C2];CONCATENATE([.C2];&quot; / &quot;;[.E2]))" office:value-type="float" office:value="0">
            <text:p>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08_12-17-07_000.jpg</text:p>
          </table:table-cell>
          <table:table-cell table:style-name="ce22" office:value-type="string">
            <text:p>:m RES 1*1 / free# JVEMV6 37#21.4_54 / 37. miscs of miscs / 21. math&amp;physics / 4. knot-theory / theme=continue:スターノット / N+</text:p>
          </table:table-cell>
          <table:table-cell table:style-name="ce4"/>
          <table:table-cell table:style-name="ce4"/>
          <table:table-cell table:style-name="ce4" office:value-type="string">
            <text:p>N-35-35-28.0 E-139-34-49.0</text:p>
          </table:table-cell>
          <table:table-cell table:style-name="ce39" table:formula="of:=IF([.E3]=&quot;&quot;;[.C3];CONCATENATE([.C3];&quot; / &quot;;[.E3]))" office:value-type="string" office:string-value=":m RES 1*1 / free# JVEMV6 37#21.4_54 / 37. miscs of miscs / 21. math&amp;physics / 4. knot-theory / theme=continue:スターノット / N+">
            <text:p>:m RES 1*1 / free# JVEMV6 37#21.4_54 / 37. miscs of miscs / 21. math&amp;physics / 4. knot-theory / theme=continue:スターノット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08_13-00-44_000.jpg</text:p>
          </table:table-cell>
          <table:table-cell table:style-name="ce22" office:value-type="string">
            <text:p>:m 食べた物</text:p>
          </table:table-cell>
          <table:table-cell table:style-name="ce3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8_13-47-25_000.jpg</text:p>
          </table:table-cell>
          <table:table-cell table:style-name="ce22" office:value-type="string">
            <text:p>:PHOTO 記録 / 作ったもの / 盛り付け方 / チョコレート；ダイス型 / dice-3;large-1;dice-large-0</text:p>
          </table:table-cell>
          <table:table-cell table:style-name="ce17"/>
          <table:table-cell table:style-name="ce4"/>
          <table:table-cell table:style-name="ce4" office:value-type="string">
            <text:p>N-35-35-28.834533 E-139-34-49.544677</text:p>
          </table:table-cell>
          <table:table-cell table:style-name="ce39" table:formula="of:=IF([.E5]=&quot;&quot;;[.C5];CONCATENATE([.C5];&quot; / &quot;;[.E5]))" office:value-type="string" office:string-value=":PHOTO 記録 / 作ったもの / 盛り付け方 / チョコレート；ダイス型 / dice-3;large-1;dice-large-0">
            <text:p>:PHOTO 記録 / 作ったもの / 盛り付け方 / チョコレート；ダイス型 / dice-3;large-1;dice-large-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8_14-30-08_000.jpg</text:p>
          </table:table-cell>
          <table:table-cell table:style-name="ce22" office:value-type="string">
            <text:p>:PHOTO 記録 / 作ったもの / 盛り付け方 / チョコレート；ダイス型 / dice-2;large-0;dice-large-1</text:p>
          </table:table-cell>
          <table:table-cell table:style-name="ce18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6]=&quot;&quot;;[.C6];CONCATENATE([.C6];&quot; / &quot;;[.E6]))" office:value-type="string" office:string-value=":PHOTO 記録 / 作ったもの / 盛り付け方 / チョコレート；ダイス型 / dice-2;large-0;dice-large-1">
            <text:p>:PHOTO 記録 / 作ったもの / 盛り付け方 / チョコレート；ダイス型 / dice-2;large-0;dice-large-1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8_15-36-51_000.jpg</text:p>
          </table:table-cell>
          <table:table-cell table:style-name="ce22" office:value-type="string">
            <text:p>:m anim / dessin / s-21 / theme=サボテン：葉；顔 / N+</text:p>
          </table:table-cell>
          <table:table-cell table:style-name="ce19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7]=&quot;&quot;;[.C7];CONCATENATE([.C7];&quot; / &quot;;[.E7]))" office:value-type="string" office:string-value=":m anim / dessin / s-21 / theme=サボテン：葉；顔 / N+">
            <text:p>:m anim / dessin / s-21 / theme=サボテン：葉；顔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8_15-56-50_000.jpg</text:p>
          </table:table-cell>
          <table:table-cell table:style-name="ce22" office:value-type="string">
            <text:p>:PHOTO 記録 / 作ったもの / 結び,knot / knot=クローバーノット（完成）,for=~,other=２本のロープを繋げて使っている,material=トラロープ</text:p>
          </table:table-cell>
          <table:table-cell table:style-name="ce17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8]=&quot;&quot;;[.C8];CONCATENATE([.C8];&quot; / &quot;;[.E8]))" office:value-type="string" office:string-value=":PHOTO 記録 / 作ったもの / 結び,knot / knot=クローバーノット（完成）,for=~,other=２本のロープを繋げて使っている,material=トラロープ">
            <text:p>:PHOTO 記録 / 作ったもの / 結び,knot / knot=クローバーノット（完成）,for=~,other=２本のロープを繋げて使っている,material=トラロー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08_16-13-12_000.jpg</text:p>
          </table:table-cell>
          <table:table-cell table:style-name="ce22" office:value-type="string">
            <text:p>:PHOTO 記録 / 作ったもの / 結び,knot / knot=クローバーノット（完成）,for=~,other=~,material=トラロープ</text:p>
          </table:table-cell>
          <table:table-cell table:style-name="ce18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9]=&quot;&quot;;[.C9];CONCATENATE([.C9];&quot; / &quot;;[.E9]))" office:value-type="string" office:string-value=":PHOTO 記録 / 作ったもの / 結び,knot / knot=クローバーノット（完成）,for=~,other=~,material=トラロープ">
            <text:p>:PHOTO 記録 / 作ったもの / 結び,knot / knot=クローバーノット（完成）,for=~,other=~,material=トラロー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08_16-29-53_000.jpg</text:p>
          </table:table-cell>
          <table:table-cell table:style-name="ce22" office:value-type="string">
            <text:p>:m RES 1*1 / free# JVEMV6 37#21.4_54 / 37. miscs of miscs / 21. math&amp;physics / 4. knot-theory / theme=クローバーノット;rev:叶結び / N+</text:p>
          </table:table-cell>
          <table:table-cell table:style-name="ce18"/>
          <table:table-cell table:style-name="ce4"/>
          <table:table-cell table:style-name="ce4" office:value-type="string">
            <text:p>N-35-35-28.504943 E-139-34-49.434814</text:p>
          </table:table-cell>
          <table:table-cell table:style-name="ce39" table:formula="of:=IF([.E10]=&quot;&quot;;[.C10];CONCATENATE([.C10];&quot; / &quot;;[.E10]))" office:value-type="string" office:string-value=":m RES 1*1 / free# JVEMV6 37#21.4_54 / 37. miscs of miscs / 21. math&amp;physics / 4. knot-theory / theme=クローバーノット;rev:叶結び / N+">
            <text:p>:m RES 1*1 / free# JVEMV6 37#21.4_54 / 37. miscs of miscs / 21. math&amp;physics / 4. knot-theory / theme=クローバーノット;rev:叶結び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08_16-39-52_000.jpg</text:p>
          </table:table-cell>
          <table:table-cell table:style-name="ce19" office:value-type="string">
            <text:p>:i :th FX / 1-2*2 / prog / detect-pattern / ボックスが何本続くか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1]=&quot;&quot;;[.C11];CONCATENATE([.C11];&quot; / &quot;;[.E11]))" office:value-type="string" office:string-value=":i :th FX / 1-2*2 / prog / detect-pattern / ボックスが何本続くか">
            <text:p>:i :th FX / 1-2*2 / prog / detect-pattern / ボックスが何本続く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08_17-03-39_000.jpg</text:p>
          </table:table-cell>
          <table:table-cell table:style-name="ce19" office:value-type="string">
            <text:p>:m 食べた物　間食 / インスタントラーメン；袋入り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2]=&quot;&quot;;[.C12];CONCATENATE([.C12];&quot; / &quot;;[.E12]))" office:value-type="string" office:string-value=":m 食べた物　間食 / インスタントラーメン；袋入り">
            <text:p>:m 食べた物　間食 / インスタントラーメン；袋入り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08_18-41-37_000.jpg</text:p>
          </table:table-cell>
          <table:table-cell table:style-name="ce18" office:value-type="string">
            <text:p>:m RES 1-2*2 / free# JVEMV6 37#23.1_13 / 37. miscs of miscs / 23. CO2 / 1. mind-map / M-47:#18 / w:translational-temperature,w:electron-energy-distribution / N~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13]=&quot;&quot;;[.C13];CONCATENATE([.C13];&quot; / &quot;;[.E13]))" office:value-type="string" office:string-value=":m RES 1-2*2 / free# JVEMV6 37#23.1_13 / 37. miscs of miscs / 23. CO2 / 1. mind-map / M-47:#18 / w:translational-temperature,w:electron-energy-distribution / N~">
            <text:p>:m RES 1-2*2 / free# JVEMV6 37#23.1_13 / 37. miscs of miscs / 23. CO2 / 1. mind-map / M-47:#18 / w:translational-temperature,w:electron-energy-distribution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08_20-32-29_000.jpg</text:p>
          </table:table-cell>
          <table:table-cell table:style-name="ce18" office:value-type="string">
            <text:p>:PHOTO 記録 / 経過記録；作ったもの / food=漬物 / material=きゅうり；生姜（スライス）,dip=酢（３倍酢）；塩（伯方の塩）,time=20200905-2000 / 別の角度から</text:p>
          </table:table-cell>
          <table:table-cell table:style-name="ce19"/>
          <table:table-cell table:style-name="ce4"/>
          <table:table-cell table:style-name="ce4" office:value-type="string">
            <text:p>N-35-35-28.971862 E-139-34-49.105224</text:p>
          </table:table-cell>
          <table:table-cell table:style-name="ce39" table:formula="of:=IF([.E14]=&quot;&quot;;[.C14];CONCATENATE([.C14];&quot; / &quot;;[.E14]))" office:value-type="string" office:string-value=":PHOTO 記録 / 経過記録；作ったもの / food=漬物 / material=きゅうり；生姜（スライス）,dip=酢（３倍酢）；塩（伯方の塩）,time=20200905-2000 / 別の角度から">
            <text:p>:PHOTO 記録 / 経過記録；作ったもの / food=漬物 / material=きゅうり；生姜（スライス）,dip=酢（３倍酢）；塩（伯方の塩）,time=20200905-2000 / 別の角度から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08_20-32-42_000.jpg</text:p>
          </table:table-cell>
          <table:table-cell table:style-name="ce18" office:value-type="string">
            <text:p>:PHOTO 記録 / 経過記録；作ったもの / food=漬物 / material=きゅうり；生姜（スライス）,dip=酢（３倍酢）；塩（伯方の塩）,time=20200905-2000 / 別の角度から</text:p>
          </table:table-cell>
          <table:table-cell table:style-name="ce17"/>
          <table:table-cell table:style-name="ce4"/>
          <table:table-cell table:style-name="ce4" office:value-type="string">
            <text:p>N-35-35-28.477478 E-139-34-49.379882</text:p>
          </table:table-cell>
          <table:table-cell table:style-name="ce39" table:formula="of:=IF([.E15]=&quot;&quot;;[.C15];CONCATENATE([.C15];&quot; / &quot;;[.E15]))" office:value-type="string" office:string-value=":PHOTO 記録 / 経過記録；作ったもの / food=漬物 / material=きゅうり；生姜（スライス）,dip=酢（３倍酢）；塩（伯方の塩）,time=20200905-2000 / 別の角度から">
            <text:p>:PHOTO 記録 / 経過記録；作ったもの / food=漬物 / material=きゅうり；生姜（スライス）,dip=酢（３倍酢）；塩（伯方の塩）,time=20200905-2000 / 別の角度から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08_20-52-29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08_23-45-55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08_23-51-26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710937 E-139-34-49.709472</text:p>
          </table:table-cell>
          <table:table-cell table:style-name="ce39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08_23-58-49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9]=&quot;&quot;;[.C19];CONCATENATE([.C19];&quot; / &quot;;[.E19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9-09_00-06-08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9" table:formula="of:=IF([.E20]=&quot;&quot;;[.C20];CONCATENATE([.C20];&quot; / &quot;;[.E20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9-09_00-13-13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21]=&quot;&quot;;[.C21];CONCATENATE([.C21];&quot; / &quot;;[.E21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9-09_00-25-33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22]=&quot;&quot;;[.C22];CONCATENATE([.C22];&quot; / &quot;;[.E22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9-09_01-12-26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 office:value-type="string">
            <text:p>N-35-35-28.477478 E-139-34-49.544677</text:p>
          </table:table-cell>
          <table:table-cell table:style-name="ce39" table:formula="of:=IF([.E23]=&quot;&quot;;[.C23];CONCATENATE([.C23];&quot; / &quot;;[.E23]))" office:value-type="string" office:string-value=":m :PHOTO 寝た時刻 / 2020">
            <text:p>:m :PHOTO 寝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9-09_08-54-44_000.jpg</text:p>
          </table:table-cell>
          <table:table-cell table:style-name="ce19" office:value-type="string">
            <text:p>:m :PHOTO 起きた時刻 / 2020</text:p>
          </table:table-cell>
          <table:table-cell table:style-name="ce4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24]=&quot;&quot;;[.C24];CONCATENATE([.C24];&quot; / &quot;;[.E24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09-09_09-16-54_000.jpg</text:p>
          </table:table-cell>
          <table:table-cell table:style-name="ce22" office:value-type="string">
            <text:p>:PHOTO 記録 / 文書 / 時刻；推移；ストップウオッチ / 飲酒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PHOTO 記録 / 文書 / 時刻；推移；ストップウオッチ / 飲酒">
            <text:p>:PHOTO 記録 / 文書 / 時刻；推移；ストップウオッチ / 飲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0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2020/09/09</text:date>, <text:time>10:44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09T10:44:28.57</dc:date>
    <dc:creator>iwabuchi ken</dc:creator>
    <meta:editing-duration>P25DT7H9M20S</meta:editing-duration>
    <meta:editing-cycles>9579</meta:editing-cycles>
    <meta:document-statistic meta:table-count="1" meta:cell-count="484" meta:object-count="0"/>
  </office:meta>
</office:document-meta>
</file>